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cal Archeology <text:s text:c="4"/>24 Oct 25</text:p>
      <text:p text:style-name="P1"/>
      <text:p text:style-name="P1"><text:a xlink:type="simple" xlink:href="https://www.msn.com/en-gb/news/world/giant-ancient-burial-site-proves-four-chapters-of-the-bible-in-major-breakthrough/ar-AA1P5Ytf?ocid=msedgntp&amp;pc=EDGEDSE&amp;cvid=68fb6080e4824f50aac198f19cc869a0&amp;ei=13" text:style-name="Internet_20_link" text:visited-style-name="Visited_20_Internet_20_Link">Giant ancient burial site 'proves four chapters of the Bible' in major breakthrough</text:a> </text:p>
      <text:p text:style-name="P1"/>
      <text:p text:style-name="P1"/>
      <text:p text:style-name="P1">Interesting article from GB new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24T12:23:59.54</meta:creation-date>
    <dc:date>2025-10-24T12:25:39.99</dc:date>
    <meta:editing-duration>PT1M42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23" meta:character-count="151"/>
  </office:meta>
</office:document-meta>
</file>